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104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odigo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ml_sin_timbrar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ml_timbrado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r_cfdi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dena_orginal_cfdi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SDKEY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SDCER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SDCERPEM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FDI PD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DJUNTO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m_tipo_client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ctiv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_tipo_produc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ctiv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1:19:39.253982675</meta:creation-date>
    <dc:date>2024-04-03T11:41:52.496715334</dc:date>
    <meta:editing-duration>PT12M56S</meta:editing-duration>
    <meta:editing-cycles>5</meta:editing-cycles>
    <meta:generator>LibreOffice/7.3.7.2$Linux_X86_64 LibreOffice_project/30$Build-2</meta:generator>
    <meta:document-statistic meta:table-count="1" meta:cell-count="48" meta:object-count="0"/>
  </office:meta>
</office:document-meta>
</file>